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5f927" officeooo:paragraph-rsid="0005f927"/>
    </style:style>
    <style:style style:name="P2" style:family="paragraph" style:parent-style-name="Standard">
      <style:text-properties officeooo:rsid="0008feac" officeooo:paragraph-rsid="0008feac"/>
    </style:style>
    <style:style style:name="P3" style:family="paragraph" style:parent-style-name="Standard">
      <style:text-properties officeooo:rsid="0005f927" officeooo:paragraph-rsid="0005f927"/>
    </style:style>
    <style:style style:name="P4" style:family="paragraph" style:parent-style-name="Standard">
      <style:text-properties officeooo:rsid="000f79c8" officeooo:paragraph-rsid="000f79c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1</text:p>
      <text:p text:style-name="P1"><draw:frame draw:style-name="fr1" draw:name="Object1" text:anchor-type="as-char" svg:y="-1.355cm" svg:width="4.738cm" svg:height="2.55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Object2" text:anchor-type="as-char" svg:y="-3.933cm" svg:width="8.421cm" svg:height="7.71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xercise 2</text:p>
      <text:p text:style-name="P1"><draw:frame draw:style-name="fr1" draw:name="Object3" text:anchor-type="as-char" svg:y="-0.838cm" svg:width="3.835cm" svg:height="1.52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<draw:frame draw:style-name="fr1" draw:name="Object4" text:anchor-type="as-char" svg:y="-6.86cm" svg:width="9.236cm" svg:height="13.5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4">Exercise 3: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8:46:23.736458566</meta:creation-date>
    <meta:generator>LibreOffice/5.4.2.2$MacOSX_X86_64 LibreOffice_project/22b09f6418e8c2d508a9eaf86b2399209b0990f4</meta:generator>
    <dc:date>2018-03-02T09:42:55.566043480</dc:date>
    <meta:editing-duration>PT25M24S</meta:editing-duration>
    <meta:editing-cycles>2</meta:editing-cycles>
    <meta:document-statistic meta:table-count="0" meta:image-count="0" meta:object-count="4" meta:page-count="2" meta:paragraph-count="7" meta:word-count="6" meta:character-count="31" meta:non-whitespace-character-count="28"/>
  </office:meta>
</office:document-meta>
</file>

<file path=Object 1/content.xml><?xml version="1.0" encoding="utf-8"?>
<math xmlns="http://www.w3.org/1998/Math/MathML" display="block">
  <semantics>
    <mtable>
      <mtr>
        <mtd columnalign="left">
          <mtext>Show that condition</mtext>
        </mtd>
      </mtr>
      <mtr>
        <mtd>
          <mrow>
            <mi>f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i mathvariant="normal">Ω</mi>
            </mrow>
            <mrow>
              <mo fence="true" stretchy="false">(</mo>
              <mrow>
                <msup>
                  <mi>n</mi>
                  <mrow>
                    <msub>
                      <mi>log</mi>
                      <mi>b</mi>
                    </msub>
                    <mrow>
                      <mi>a</mi>
                      <mo stretchy="false">+</mo>
                      <mi>ϵ</mi>
                    </mrow>
                  </mrow>
                </msup>
              </mrow>
              <mo fence="true" stretchy="false">)</mo>
            </mrow>
          </mrow>
        </mtd>
      </mtr>
      <mtr>
        <mtd columnalign="left">
          <mtext>follows from the condition</mtext>
        </mtd>
      </mtr>
      <mtr>
        <mtd>
          <mrow>
            <mi mathvariant="italic">af</mi>
            <mrow>
              <mrow>
                <mo fence="true" stretchy="false">(</mo>
                <mrow>
                  <mrow>
                    <mi>n</mi>
                    <mo stretchy="false">/</mo>
                    <mi>b</mi>
                  </mrow>
                </mrow>
                <mo fence="true" stretchy="false">)</mo>
              </mrow>
              <mo stretchy="false">≤</mo>
              <mi mathvariant="italic">cf</mi>
            </mrow>
            <mrow>
              <mo fence="true" stretchy="false">(</mo>
              <mrow>
                <mi>n</mi>
              </mrow>
              <mo fence="true" stretchy="false">)</mo>
            </mrow>
            <mi>,</mi>
            <mrow>
              <mn>0</mn>
              <mo stretchy="false">&lt;</mo>
              <mi>c</mi>
              <mo stretchy="false">&lt;</mo>
              <mn>1</mn>
            </mrow>
          </mrow>
        </mtd>
      </mtr>
    </mtable>
    <annotation encoding="StarMath 5.0">alignl "Show that condition" newline
alignc f( n ) = %OMEGA( n^{ log_{b}a+%iepsilon } )newline
alignl "follows from the condition" newline
alignc af( n/b ) le cf( n ), 0 lt c lt 1 newline
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frac>
              <mi>a</mi>
              <mi>c</mi>
            </mfrac>
            <mi>f</mi>
            <mrow>
              <mrow>
                <mo fence="true" stretchy="false">(</mo>
                <mrow>
                  <mrow>
                    <mi>n</mi>
                    <mo stretchy="false">/</mo>
                    <mi>b</mi>
                  </mrow>
                </mrow>
                <mo fence="true" stretchy="false">)</mo>
              </mrow>
              <mo stretchy="false">≤</mo>
              <mi>f</mi>
            </mrow>
            <mrow>
              <mo fence="true" stretchy="false">(</mo>
              <mrow>
                <mi>n</mi>
              </mrow>
              <mo fence="true" stretchy="false">)</mo>
            </mrow>
          </mrow>
        </mtd>
      </mtr>
      <mtr>
        <mtd columnalign="left">
          <mrow>
            <mi>f</mi>
            <mrow>
              <mo fence="true" stretchy="false">(</mo>
              <mrow>
                <mfrac>
                  <mi>n</mi>
                  <mi>b</mi>
                </mfrac>
              </mrow>
              <mo fence="true" stretchy="false">)</mo>
            </mrow>
            <mtext> grows at a lower or equal rate than to </mtext>
            <mi>f</mi>
            <mrow>
              <mo fence="true" stretchy="false">(</mo>
              <mrow>
                <mi>n</mi>
              </mrow>
              <mo fence="true" stretchy="false">)</mo>
            </mrow>
          </mrow>
        </mtd>
      </mtr>
      <mtr>
        <mtd>
          <mrow>
            <mrow>
              <mfrac>
                <mi>a</mi>
                <mi>c</mi>
              </mfrac>
              <mo stretchy="false">&gt;</mo>
              <mn>1</mn>
            </mrow>
            <mtext> and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gt;</mo>
              <mn>1</mn>
            </mrow>
          </mrow>
        </mtd>
      </mtr>
      <mtr>
        <mtd columnalign="left">
          <mrow>
            <mrow>
              <mn>0</mn>
              <mo stretchy="false">≤</mo>
              <mfrac>
                <mn>1</mn>
                <mi>c</mi>
              </mfrac>
            </mrow>
            <mi>f</mi>
            <mrow>
              <mrow>
                <mo fence="true" stretchy="false">(</mo>
                <mrow>
                  <mfrac>
                    <mi>n</mi>
                    <mi>b</mi>
                  </mfrac>
                </mrow>
                <mo fence="true" stretchy="false">)</mo>
              </mrow>
              <mo stretchy="false">≤</mo>
              <mfrac>
                <mn>1</mn>
                <mi>a</mi>
              </mfrac>
            </mrow>
            <mi>f</mi>
            <mrow>
              <mo fence="true" stretchy="false">(</mo>
              <mrow>
                <mi>n</mi>
              </mrow>
              <mo fence="true" stretchy="false">)</mo>
            </mrow>
          </mrow>
        </mtd>
      </mtr>
      <mtr>
        <mtd columnalign="left">
          <mrow>
            <mfrac>
              <mn>1</mn>
              <mi>c</mi>
            </mfrac>
            <mi>f</mi>
            <mrow>
              <mrow>
                <mo fence="true" stretchy="false">(</mo>
                <mrow>
                  <mfrac>
                    <mn>1</mn>
                    <mi>b</mi>
                  </mfrac>
                </mrow>
                <mo fence="true" stretchy="false">)</mo>
              </mrow>
              <mo stretchy="false">≤</mo>
              <mfrac>
                <mn>1</mn>
                <mi>a</mi>
              </mfrac>
            </mrow>
            <mi>f</mi>
            <mrow>
              <mo fence="true" stretchy="false">(</mo>
              <mrow>
                <mn>1</mn>
              </mrow>
              <mo fence="true" stretchy="false">)</mo>
            </mrow>
          </mrow>
        </mtd>
      </mtr>
      <mtr>
        <mtd>
          <mrow>
            <mrow>
              <msup>
                <mrow>
                  <mo fence="true" stretchy="false">(</mo>
                  <mrow>
                    <mfrac>
                      <mn>1</mn>
                      <mi>b</mi>
                    </mfrac>
                  </mrow>
                  <mo fence="true" stretchy="false">)</mo>
                </mrow>
                <mi>x</mi>
              </msup>
              <mo stretchy="false">+</mo>
              <mi>C</mi>
            </mrow>
            <mo stretchy="false">≤</mo>
            <mrow>
              <mfrac>
                <mn>1</mn>
                <mi>a</mi>
              </mfrac>
              <mo stretchy="false">∗</mo>
              <mi>D</mi>
            </mrow>
          </mrow>
        </mtd>
      </mtr>
      <mtr>
        <mtd>
          <mrow>
            <mrow>
              <mi>x</mi>
              <mo stretchy="false">&gt;</mo>
              <msub>
                <mi>log</mi>
                <mi>b</mi>
              </msub>
            </mrow>
            <mrow>
              <mi>a</mi>
              <mo stretchy="false">+</mo>
              <mi>ϵ</mi>
            </mrow>
          </mrow>
        </mtd>
      </mtr>
      <mtr>
        <mtd columnalign="left">
          <mrow>
            <mrow>
              <mn>0</mn>
              <mo stretchy="false">≤</mo>
              <mfrac>
                <mn>1</mn>
                <mi>c</mi>
              </mfrac>
            </mrow>
            <mrow>
              <msup>
                <mi>n</mi>
                <mrow>
                  <msub>
                    <mi>log</mi>
                    <mi>b</mi>
                  </msub>
                  <mrow>
                    <mi>a</mi>
                    <mo stretchy="false">+</mo>
                    <mi>ϵ</mi>
                  </mrow>
                </mrow>
              </msup>
              <mo stretchy="false">≤</mo>
              <mi>f</mi>
            </mrow>
            <mrow>
              <mo fence="true" stretchy="false">(</mo>
              <mrow>
                <mi>n</mi>
              </mrow>
              <mo fence="true" stretchy="false">)</mo>
            </mrow>
          </mrow>
        </mtd>
      </mtr>
    </mtable>
    <annotation encoding="StarMath 5.0">alignl { a }over{ c }f( n/b ) le f( n )newline
alignl f( n over b )" grows at a lower or equal rate than to "f( n ) newline
{ a }over{ c } gt 1" and " f( x ) gt 1 newline
alignl 0 le { 1 }over{ c }f( n over b ) le { 1 }over{ a }f( n ) newline
alignl 1 over c f( 1 over b ) le 1 over a f( 1 ) newline
(1 over b)^x + C le 1 over a * D newline
x &gt; log_{ b }a + %iepsilon newline
alignl 0 le 1 over c n^{ log_{ b }a + %iepsilon } le f( n )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text>Estimate </mtext>
            <mi>T</mi>
            <mrow>
              <mo fence="true" stretchy="false">(</mo>
              <mrow>
                <mi>n</mi>
              </mrow>
              <mo fence="true" stretchy="false">)</mo>
            </mrow>
            <mtext> for </mtext>
          </mrow>
        </mtd>
      </mtr>
      <mtr>
        <mtd>
          <mrow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n>2</mn>
            </mrow>
            <mi>T</mi>
            <mrow>
              <mrow>
                <mo fence="true" stretchy="false">(</mo>
                <mrow>
                  <mfrac>
                    <mi>n</mi>
                    <mn>2</mn>
                  </mfrac>
                </mrow>
                <mo fence="true" stretchy="false">)</mo>
              </mrow>
              <mo stretchy="false">+</mo>
              <mi mathvariant="italic">nlogn</mi>
            </mrow>
          </mrow>
        </mtd>
      </mtr>
    </mtable>
    <annotation encoding="StarMath 5.0">Alignl "Estimate "T( n )" for "newline
T( n ) = 2T( n over 2 ) + nlogn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text>From </mtext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n>2</mn>
            </mrow>
            <mi>T</mi>
            <mrow>
              <mrow>
                <mo fence="true" stretchy="false">(</mo>
                <mrow>
                  <mfrac>
                    <mi>n</mi>
                    <mn>2</mn>
                  </mfrac>
                </mrow>
                <mo fence="true" stretchy="false">)</mo>
              </mrow>
              <mo stretchy="false">+</mo>
              <mi mathvariant="italic">nlogn</mi>
            </mrow>
          </mrow>
        </mtd>
      </mtr>
      <mtr>
        <mtd columnalign="left">
          <mtext>It follows that</mtext>
        </mtd>
      </mtr>
      <mtr>
        <mtd>
          <mrow>
            <mi>T</mi>
            <mrow>
              <mrow>
                <mo fence="true" stretchy="false">(</mo>
                <mrow>
                  <mfrac>
                    <mi>n</mi>
                    <mn>2</mn>
                  </mfrac>
                </mrow>
                <mo fence="true" stretchy="false">)</mo>
              </mrow>
              <mo stretchy="false">=</mo>
              <mn>2</mn>
            </mrow>
            <mi>T</mi>
            <mrow>
              <mrow>
                <mo fence="true" stretchy="false">(</mo>
                <mrow>
                  <mrow>
                    <mi>n</mi>
                    <mo stretchy="false">/</mo>
                    <mn>4</mn>
                  </mrow>
                </mrow>
                <mo fence="true" stretchy="false">)</mo>
              </mrow>
              <mo stretchy="false">+</mo>
              <mfrac>
                <mi>n</mi>
                <mn>2</mn>
              </mfrac>
            </mrow>
            <mi>log</mi>
            <mfrac>
              <mi>n</mi>
              <mn>2</mn>
            </mfrac>
          </mrow>
        </mtd>
      </mtr>
      <mtr>
        <mtd>
          <mtext>And</mtext>
        </mtd>
      </mtr>
      <mtr>
        <mtd>
          <mrow>
            <mi>T</mi>
            <mrow>
              <mrow>
                <mo fence="true" stretchy="false">(</mo>
                <mrow>
                  <mfrac>
                    <mi>n</mi>
                    <mn>4</mn>
                  </mfrac>
                </mrow>
                <mo fence="true" stretchy="false">)</mo>
              </mrow>
              <mo stretchy="false">=</mo>
              <mn>2</mn>
            </mrow>
            <mi>T</mi>
            <mrow>
              <mrow>
                <mo fence="true" stretchy="false">(</mo>
                <mrow>
                  <mrow>
                    <mi>n</mi>
                    <mo stretchy="false">/</mo>
                    <mn>8</mn>
                  </mrow>
                </mrow>
                <mo fence="true" stretchy="false">)</mo>
              </mrow>
              <mo stretchy="false">+</mo>
              <mfrac>
                <mi>n</mi>
                <mn>4</mn>
              </mfrac>
            </mrow>
            <mi>log</mi>
            <mfrac>
              <mi>n</mi>
              <mn>4</mn>
            </mfrac>
          </mrow>
        </mtd>
      </mtr>
      <mtr>
        <mtd>
          <mtext>Until</mtext>
        </mtd>
      </mtr>
      <mtr>
        <mtd>
          <mrow>
            <mi>T</mi>
            <mrow>
              <mrow>
                <mo fence="true" stretchy="false">(</mo>
                <mrow>
                  <mfrac>
                    <mi>n</mi>
                    <msup>
                      <mn>2</mn>
                      <mrow>
                        <msub>
                          <mi>log</mi>
                          <mn>2</mn>
                        </msub>
                        <mrow>
                          <mi>n</mi>
                          <mo stretchy="false">−</mo>
                          <mn>1</mn>
                        </mrow>
                      </mrow>
                    </msup>
                  </mfrac>
                </mrow>
                <mo fence="true" stretchy="false">)</mo>
              </mrow>
              <mo stretchy="false">=</mo>
              <mn>2</mn>
            </mrow>
            <mi>T</mi>
            <mrow>
              <mrow>
                <mo fence="true" stretchy="false">(</mo>
                <mrow>
                  <mfrac>
                    <mi>n</mi>
                    <msup>
                      <mn>2</mn>
                      <mrow>
                        <msub>
                          <mi>log</mi>
                          <mn>2</mn>
                        </msub>
                        <mi>n</mi>
                      </mrow>
                    </msup>
                  </mfrac>
                </mrow>
                <mo fence="true" stretchy="false">)</mo>
              </mrow>
              <mo stretchy="false">+</mo>
              <mfrac>
                <mi>n</mi>
                <msup>
                  <mn>2</mn>
                  <mrow>
                    <msub>
                      <mi>log</mi>
                      <mn>2</mn>
                    </msub>
                    <mrow>
                      <mi>n</mi>
                      <mo stretchy="false">−</mo>
                      <mn>1</mn>
                    </mrow>
                  </mrow>
                </msup>
              </mfrac>
            </mrow>
            <mi>log</mi>
            <mfrac>
              <mi>n</mi>
              <msup>
                <mn>2</mn>
                <mrow>
                  <msub>
                    <mi>log</mi>
                    <mn>2</mn>
                  </msub>
                  <mrow>
                    <mi>n</mi>
                    <mo stretchy="false">−</mo>
                    <mn>1</mn>
                  </mrow>
                </mrow>
              </msup>
            </mfrac>
          </mrow>
        </mtd>
      </mtr>
      <mtr>
        <mtd>
          <mrow>
            <mrow/>
            <mn>2</mn>
            <mi>T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+</mo>
              <mn>1</mn>
            </mrow>
          </mrow>
        </mtd>
      </mtr>
      <mtr>
        <mtd>
          <mtext>Substituting backwards</mtext>
        </mtd>
      </mtr>
      <mtr>
        <mtd>
          <mrow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sup>
                <mn>2</mn>
                <mrow>
                  <mo fence="true" stretchy="false">(</mo>
                  <mrow>
                    <mrow>
                      <msub>
                        <mi>log</mi>
                        <mn>2</mn>
                      </msub>
                      <mi>n</mi>
                    </mrow>
                  </mrow>
                  <mo fence="true" stretchy="false">)</mo>
                </mrow>
              </msup>
            </mrow>
            <mi>T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+</mo>
              <mi mathvariant="italic">nlogn</mi>
              <mo stretchy="false">+</mo>
              <mfrac>
                <mi>n</mi>
                <mn>2</mn>
              </mfrac>
            </mrow>
            <mi>log</mi>
            <mrow>
              <mfrac>
                <mi>n</mi>
                <mn>2</mn>
              </mfrac>
              <mo stretchy="false">+</mo>
              <mfrac>
                <mi>n</mi>
                <mn>4</mn>
              </mfrac>
            </mrow>
            <mi>log</mi>
            <mrow>
              <mfrac>
                <mi>n</mi>
                <mn>4</mn>
              </mfrac>
              <mo stretchy="false">+</mo>
              <mn>...</mn>
              <mo stretchy="false">+</mo>
              <mrow>
                <mi>n</mi>
                <mo stretchy="false">∗</mo>
                <mn>1</mn>
              </mrow>
            </mrow>
          </mrow>
        </mtd>
      </mtr>
      <mtr>
        <mtd>
          <mrow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i mathvariant="italic">nT</mi>
            </mrow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+</mo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row>
                    <mrow>
                      <mo fence="true" stretchy="false">⌊</mo>
                      <mrow>
                        <mrow>
                          <msub>
                            <mi>log</mi>
                            <mi>b</mi>
                          </msub>
                          <mi>n</mi>
                        </mrow>
                      </mrow>
                      <mo fence="true" stretchy="false">⌋</mo>
                    </mrow>
                    <mo stretchy="false">−</mo>
                    <mn>1</mn>
                  </mrow>
                </munderover>
                <msup>
                  <mn>2</mn>
                  <mi>i</mi>
                </msup>
              </mrow>
            </mrow>
            <mfrac>
              <mi>n</mi>
              <msup>
                <mn>2</mn>
                <mi>i</mi>
              </msup>
            </mfrac>
            <mi>log</mi>
            <mfrac>
              <mi>n</mi>
              <msup>
                <mn>2</mn>
                <mi>i</mi>
              </msup>
            </mfrac>
          </mrow>
        </mtd>
      </mtr>
      <mtr>
        <mtd>
          <mrow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i mathvariant="italic">nT</mi>
            </mrow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+</mo>
              <mrow>
                <mi>n</mi>
                <mo stretchy="false">∗</mo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row>
                      <mrow>
                        <mo fence="true" stretchy="false">⌊</mo>
                        <mrow>
                          <mrow>
                            <msub>
                              <mi>log</mi>
                              <mi>b</mi>
                            </msub>
                            <mi>n</mi>
                          </mrow>
                        </mrow>
                        <mo fence="true" stretchy="false">⌋</mo>
                      </mrow>
                      <mo stretchy="false">−</mo>
                      <mn>1</mn>
                    </mrow>
                  </munderover>
                  <mi>log</mi>
                </mrow>
              </mrow>
            </mrow>
            <mfrac>
              <mi>n</mi>
              <msup>
                <mn>2</mn>
                <mi>i</mi>
              </msup>
            </mfrac>
          </mrow>
        </mtd>
      </mtr>
      <mtr>
        <mtd>
          <mrow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i mathvariant="italic">nT</mi>
            </mrow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+</mo>
              <mrow>
                <mi>n</mi>
                <mo stretchy="false">∗</mo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row>
                      <mrow>
                        <mo fence="true" stretchy="false">⌊</mo>
                        <mrow>
                          <mrow>
                            <msub>
                              <mi>log</mi>
                              <mi>b</mi>
                            </msub>
                            <mi>n</mi>
                          </mrow>
                        </mrow>
                        <mo fence="true" stretchy="false">⌋</mo>
                      </mrow>
                      <mo stretchy="false">−</mo>
                      <mn>1</mn>
                    </mrow>
                  </munderover>
                  <mi>log</mi>
                </mrow>
              </mrow>
            </mrow>
            <mrow>
              <mi>n</mi>
              <mo stretchy="false">−</mo>
              <mi>i</mi>
            </mrow>
          </mrow>
        </mtd>
      </mtr>
      <mtr>
        <mtd>
          <mrow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i mathvariant="italic">nT</mi>
            </mrow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+</mo>
              <mrow>
                <mi>n</mi>
                <mo stretchy="false">∗</mo>
                <msup>
                  <mrow>
                    <mo fence="true" stretchy="false">(</mo>
                    <mrow>
                      <msub>
                        <mi>log</mi>
                        <mi>n</mi>
                      </msub>
                    </mrow>
                    <mo fence="true" stretchy="false">)</mo>
                  </mrow>
                  <mn>2</mn>
                </msup>
              </mrow>
              <mo stretchy="false">−</mo>
              <mrow>
                <mi>n</mi>
                <mo stretchy="false">∗</mo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row>
                      <mrow>
                        <mo fence="true" stretchy="false">⌊</mo>
                        <mrow>
                          <mrow>
                            <msub>
                              <mi>log</mi>
                              <mi>b</mi>
                            </msub>
                            <mi>n</mi>
                          </mrow>
                        </mrow>
                        <mo fence="true" stretchy="false">⌋</mo>
                      </mrow>
                      <mo stretchy="false">−</mo>
                      <mn>1</mn>
                    </mrow>
                  </munderover>
                  <mi>i</mi>
                </mrow>
              </mrow>
            </mrow>
          </mrow>
        </mtd>
      </mtr>
      <mtr>
        <mtd>
          <mrow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i mathvariant="italic">nT</mi>
            </mrow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+</mo>
              <mrow>
                <mi>n</mi>
                <mo stretchy="false">∗</mo>
                <msup>
                  <mrow>
                    <mo fence="true" stretchy="false">(</mo>
                    <mrow>
                      <mrow>
                        <msub>
                          <mi>log</mi>
                          <mn>2</mn>
                        </msub>
                        <mi>n</mi>
                      </mrow>
                    </mrow>
                    <mo fence="true" stretchy="false">)</mo>
                  </mrow>
                  <mn>2</mn>
                </msup>
              </mrow>
              <mo stretchy="false">−</mo>
              <mfrac>
                <mrow>
                  <mi>n</mi>
                  <mo stretchy="false">∗</mo>
                  <msup>
                    <mrow>
                      <mo fence="true" stretchy="false">(</mo>
                      <mrow>
                        <mrow>
                          <mrow>
                            <mo fence="true" stretchy="false">⌊</mo>
                            <mrow>
                              <mrow>
                                <msub>
                                  <mi>log</mi>
                                  <mn>2</mn>
                                </msub>
                                <mi>n</mi>
                              </mrow>
                            </mrow>
                            <mo fence="true" stretchy="false">⌋</mo>
                          </mrow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row>
                <mn>2</mn>
              </mfrac>
            </mrow>
          </mrow>
        </mtd>
      </mtr>
    </mtable>
    <annotation encoding="StarMath 5.0">alignl "From " T( n ) = 2T( n over 2 ) + nlogn newline
alignl "It follows that" newline
T( n over 2 ) = 2T( n/4 ) + { n }over{ 2 } log { n }over{ 2 } newline
"And" newline
T( n over 4 ) = 2T( n/8 ) + { n }over{ 4 } log { n }over{ 4 } newline
"Until" newline
T( n over{ 2^{ log_{2}n -1 } } ) = 2T( n over 2^{log_2 n} ) + n over{ 2^{ log_{2}n -1 } } log n over{ 2^{ log_{2}n -1 } } newline
= 2T( 1 ) + 1 newline
"Substituting backwards" newline
T( n ) = 2^( log_2 n ) T( 1 ) + nlogn + n over 2 log n over 2 + n over 4 log n over 4 + ... + n * 1 newline

T( n ) = nT( 1 ) + sum from{ i=0 } to{ lfloor log_{b}n rfloor - 1 } 2^i n over{ 2^i } log n over{ 2^i } newline
T( n ) = nT( 1 ) + n * sum from{ i=0 } to{ lfloor log_{b}n rfloor - 1 }log n over{ 2^i } newline
T( n ) = nT( 1 ) + n * sum from{ i=0 } to{ lfloor log_{b}n rfloor - 1 }log n  - i newline
T( n ) = nT( 1 ) + n * (log_n)^2 - n * sum from{ i=0 } to{ lfloor log_{b}n rfloor - 1 } i newline
T( n ) = nT( 1 ) + n * (log_2 n)^2 - n * (lfloor log_2 n rfloor - 1)^2 over 2

</annotation>
  </semantics>
</math>
</file>